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04cm" fo:min-width="7.074cm"/>
    </style:style>
    <style:style style:name="gr3" style:family="graphic" style:parent-style-name="standard">
      <style:graphic-properties svg:stroke-color="#000000" draw:fill-color="#be3f7e" draw:textarea-horizontal-align="justify" draw:textarea-vertical-align="middle" draw:auto-grow-height="false" fo:min-height="4.279cm" fo:min-width="7.074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e3f7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5.29cm" svg:height="2.453cm" svg:x="1.325cm" svg:y="16.029cm">
              <text:p text:style-name="P1">Infrastructu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2" draw:text-style-name="P1" draw:layer="layout" svg:width="7.574cm" svg:height="2.29cm" svg:x="1.364cm" svg:y="3.109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.364cm" svg:y="8.364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.364cm" svg:y="13.229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.364cm" svg:y="5.736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7.574cm" svg:height="2.29cm" svg:x="10.184cm" svg:y="3.11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0.184cm" svg:y="8.365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0.184cm" svg:y="13.23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0.184cm" svg:y="5.737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7.574cm" svg:height="2.29cm" svg:x="19.002cm" svg:y="3.109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9.002cm" svg:y="8.364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9.002cm" svg:y="13.229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9.002cm" svg:y="5.736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6-13T15:26:53.391922774</dc:date>
    <meta:editing-duration>PT24M6S</meta:editing-duration>
    <meta:editing-cycles>10</meta:editing-cycles>
    <meta:generator>LibreOffice/5.3.3.2$Linux_X86_64 LibreOffice_project/30m0$Build-2</meta:generator>
    <meta:document-statistic meta:object-count="19"/>
  </office:meta>
</office:document-meta>
</file>